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/>
    </style:style>
    <style:style style:name="P2" style:parent-style-name="Normal" style:family="paragraph">
      <style:paragraph-properties fo:text-align="center"/>
      <style:text-properties style:font-name="Arial" style:font-name-complex="Arial"/>
    </style:style>
    <style:style style:name="P3" style:parent-style-name="Normal" style:family="paragraph">
      <style:paragraph-properties fo:text-align="center"/>
      <style:text-properties style:font-name="Arial" style:font-name-complex="Arial"/>
    </style:style>
    <style:style style:name="P4" style:parent-style-name="Normal" style:family="paragraph">
      <style:paragraph-properties fo:text-align="center"/>
      <style:text-properties style:font-name="Arial" style:font-name-complex="Arial"/>
    </style:style>
    <style:style style:name="P5" style:parent-style-name="Normal" style:family="paragraph">
      <style:paragraph-properties fo:text-align="center"/>
      <style:text-properties style:font-name="Arial" style:font-name-complex="Arial"/>
    </style:style>
    <style:style style:name="P6" style:parent-style-name="Normal" style:family="paragraph">
      <style:paragraph-properties fo:text-align="center"/>
      <style:text-properties style:font-name="Arial" style:font-name-complex="Arial"/>
    </style:style>
    <style:style style:name="P7" style:parent-style-name="Normal" style:family="paragraph">
      <style:paragraph-properties fo:text-align="center"/>
      <style:text-properties style:font-name="Arial" style:font-name-complex="Arial"/>
    </style:style>
    <style:style style:name="P8" style:parent-style-name="Normal" style:family="paragraph">
      <style:paragraph-properties fo:text-align="center"/>
      <style:text-properties style:font-name="Arial" style:font-name-complex="Arial"/>
    </style:style>
    <style:style style:name="P9" style:parent-style-name="Normal" style:family="paragraph">
      <style:paragraph-properties fo:text-align="center"/>
    </style:style>
    <style:style style:name="T10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A Universidade Metodista de São Paulo, por proporcionar as condições para o nosso desenvolvimento profissional e humano.</text:p>
      <text:p text:style-name="P2"/>
      <text:p text:style-name="P3">A professora Dra. Silvia Aparecida Brunini,<text:s/>pela idealização e orientação do presente trabalho.</text:p>
      <text:p text:style-name="P4"/>
      <text:p text:style-name="P5">A todos os mestres e professores que fizeram parte da nossa formação, obrigado pelos ensinamentos e exemplos ao longo dessa jornada.</text:p>
      <text:p text:style-name="P6"/>
      <text:p text:style-name="P7">Aos nossos pais, pelo incentivo, dedicação, apoio irrestrito e compreensão, sem os quais nossa jornada não seria possível.</text:p>
      <text:p text:style-name="P8"/>
      <text:p text:style-name="P9"><text:span text:style-name="T10">A todos os amigos que fizemos durante a nossa jornada de 4 anos do nosso curso, difícil, exigente, cansativo, inspirador e edificante, caminhamos e caminharemos junt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50%"/>
      <style:text-properties style:font-name="Times New Roman" style:font-name-asian="Times New Roman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Mascarini Galindo</meta:initial-creator>
    <dc:creator>Denis Martinoni</dc:creator>
    <meta:creation-date>2015-11-09T08:06:00Z</meta:creation-date>
    <dc:date>2015-11-22T15:41:00Z</dc:date>
    <meta:template xlink:href="Normal.dotm" xlink:type="simple"/>
    <meta:editing-cycles>7</meta:editing-cycles>
    <meta:editing-duration>PT180S</meta:editing-duration>
    <meta:document-statistic meta:page-count="1" meta:paragraph-count="1" meta:word-count="96" meta:character-count="645" meta:row-count="4" meta:non-whitespace-character-count="550"/>
  </office:meta>
</office:document-meta>
</file>